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fo:font-size="22pt" officeooo:rsid="0016ed8e" officeooo:paragraph-rsid="0016ed8e" style:font-size-asian="22pt" style:font-size-complex="22pt"/>
    </style:style>
    <style:style style:name="P2" style:family="paragraph" style:parent-style-name="Table_20_Contents">
      <style:paragraph-properties fo:text-align="center" style:justify-single-word="false"/>
      <style:text-properties fo:font-size="22pt" officeooo:rsid="0016ed8e" officeooo:paragraph-rsid="00184909" style:font-size-asian="22pt" style:font-size-complex="22pt"/>
    </style:style>
    <style:style style:name="P3" style:family="paragraph" style:parent-style-name="Standard">
      <style:text-properties officeooo:paragraph-rsid="00184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COCHERA</text:p>
            <text:p text:style-name="P1">JUJUY 967</text:p>
          </table:table-cell>
          <table:table-cell table:style-name="Tabla1.A1" office:value-type="string">
            <text:p text:style-name="P1">COCHERA</text:p>
            <text:p text:style-name="P1">JUJUY 967</text:p>
          </table:table-cell>
          <table:table-cell table:style-name="Tabla1.A1" office:value-type="string">
            <text:p text:style-name="P1">COCHERA</text:p>
            <text:p text:style-name="P1">JUJUY 967</text:p>
          </table:table-cell>
          <table:table-cell table:style-name="Tabla1.D1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</table:table>
      <text:p text:style-name="P3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">COCHERA</text:p>
            <text:p text:style-name="P2">JUJUY 967</text:p>
          </table:table-cell>
          <table:table-cell table:style-name="Tabla2.A1" office:value-type="string">
            <text:p text:style-name="P2">COCHERA</text:p>
            <text:p text:style-name="P2">JUJUY 967</text:p>
          </table:table-cell>
          <table:table-cell table:style-name="Tabla2.A1" office:value-type="string">
            <text:p text:style-name="P2">COCHERA</text:p>
            <text:p text:style-name="P2">JUJUY 967</text:p>
          </table:table-cell>
          <table:table-cell table:style-name="Tabla2.D1" office:value-type="string">
            <text:p text:style-name="P2">COCHERA</text:p>
            <text:p text:style-name="P2">JUJUY 967</text:p>
          </table:table-cell>
        </table:table-row>
      </table:table>
      <text:p text:style-name="P3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">COCHERA</text:p>
            <text:p text:style-name="P2">JUJUY 967</text:p>
          </table:table-cell>
          <table:table-cell table:style-name="Tabla3.A1" office:value-type="string">
            <text:p text:style-name="P2">COCHERA</text:p>
            <text:p text:style-name="P2">JUJUY 967</text:p>
          </table:table-cell>
          <table:table-cell table:style-name="Tabla3.A1" office:value-type="string">
            <text:p text:style-name="P2">COCHERA</text:p>
            <text:p text:style-name="P2">JUJUY 967</text:p>
          </table:table-cell>
          <table:table-cell table:style-name="Tabla3.D1" office:value-type="string">
            <text:p text:style-name="P2">COCHERA</text:p>
            <text:p text:style-name="P2">JUJUY 967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3:35:54.896800428</meta:creation-date>
    <meta:print-date>2023-02-27T08:39:54.653995174</meta:print-date>
    <dc:date>2023-02-27T08:40:12.048965865</dc:date>
    <meta:editing-duration>PT11M7S</meta:editing-duration>
    <meta:editing-cycles>4</meta:editing-cycles>
    <meta:generator>LibreOffice/7.4.4.2$Linux_X86_64 LibreOffice_project/40$Build-2</meta:generator>
    <meta:document-statistic meta:table-count="3" meta:image-count="0" meta:object-count="0" meta:page-count="1" meta:paragraph-count="96" meta:word-count="144" meta:character-count="768" meta:non-whitespace-character-count="720"/>
  </office:meta>
</office:document-meta>
</file>